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1">
      <style:text-properties fo:font-size="14pt" style:font-size-asian="14pt" style:font-size-complex="14pt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Busca Simples</text:p>
      <text:h text:style-name="P12" text:outline-level="1">Breve Descrição</text:h>
      <text:p text:style-name="P7"><text:tab/>O caso de uso Busca Simples permite a realização de busca nos dados cadastrados <text:s/>e revisados presentes na base de dados do sistema,ou seja a busca e exibição destes bens e instituições.</text:p>
      <text:h text:style-name="P12" text:outline-level="1">Breve Descrição dos Atores</text:h>
      <text:p text:style-name="P6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2" text:outline-level="1">Pré-Condições</text:h>
      <text:p text:style-name="Standard"><text:tab/>Para o usuário-comum não é requisitada nenhuma pré-condição de acesso.</text:p>
      <text:h text:style-name="P12" text:outline-level="1">Fluxo Básico de Eventos</text:h>
      <text:list xml:id="list36496837" text:style-name="L1">
        <text:list-item>
          <text:p text:style-name="P14">O usuário entra no sistema e vai até o ícone de busca;</text:p>
        </text:list-item>
        <text:list-item>
          <text:p text:style-name="P14">O usuário digita as palavras a serem pesquisadas;</text:p>
        </text:list-item>
        <text:list-item>
          <text:p text:style-name="P14">O usuário clica no botão “Buscar”;</text:p>
        </text:list-item>
        <text:list-item>
          <text:p text:style-name="P14">O sistema avalia a as palavras fornecidas pelo usuário e realiza uma busca na base de dados;</text:p>
        </text:list-item>
        <text:list-item>
          <text:p text:style-name="P14">O sistema exibe o resultado da pesquisa em formato de lista em uma nova página contendo uma imagem e uma breve descrição dos bens patrimoniais encontrados;</text:p>
        </text:list-item>
        <text:list-item>
          <text:p text:style-name="P14">O caso de uso é encerrado.</text:p>
        </text:list-item>
      </text:list>
      <text:h text:style-name="P12" text:outline-level="1">Fluxos Alternativos</text:h>
      <text:h text:style-name="P9" text:outline-level="2">Fluxo Alternativo 1</text:h>
      <text:p text:style-name="Standard"><text:tab/>No passo 4 não é encontrado nenhum resultado na base de dados revisada dos sistema:</text:p>
      <text:list xml:id="list36490767" text:style-name="L2">
        <text:list-item>
          <text:list>
            <text:list-item>
              <text:list>
                <text:list-item>
                  <text:p text:style-name="P15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5">O caso de uso é encerrado.</text:p>
                </text:list-item>
              </text:list>
            </text:list-item>
          </text:list>
        </text:list-item>
      </text:list>
      <text:p text:style-name="P8"/>
      <text:h text:style-name="P13" text:outline-level="1">Pós-Condições</text:h>
      <text:p text:style-name="P10">Fluxo Básico: o sistema retorna os bens patrimoniais encontrados.</text:p>
      <text:p text:style-name="Text_20_body">Fluxo Alternativo 1: o sistema não encontra na base de dados revisada nenhum registro similar.</text:p>
      <text:h text:style-name="P13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33</meta:editing-cycles>
    <meta:editing-duration>PT01H54M01S</meta:editing-duration>
    <dc:date>2010-03-18T16:44:05.86</dc:date>
    <meta:generator>BrOffice.org/3.2$Win32 OpenOffice.org_project/320m12$Build-9483</meta:generator>
    <meta:document-statistic meta:table-count="2" meta:image-count="0" meta:object-count="0" meta:page-count="1" meta:paragraph-count="28" meta:word-count="277" meta:character-count="1599"/>
  </office:meta>
</office:document-meta>
</file>